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es" fo:country="ES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T1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 una base de datos llamada test que contenga una tabla llamada alumno. La tabla debe tener cuatro columnas:</text:p>
      <text:p text:style-name="P1"/>
      <text:p text:style-name="P1"><text:s text:c="4"/>id: entero sin signo (clave primaria).</text:p>
      <text:p text:style-name="P1"><text:s text:c="4"/>nombre: cadena de 50 caracteres.</text:p>
      <text:p text:style-name="P1"><text:s text:c="4"/>apellido1: cadena de 50 caracteres.</text:p>
      <text:p text:style-name="P1"><text:s text:c="4"/>apellido2: <text:span text:style-name="T1">cadena</text:span> de 50 caracteres.</text:p>
      <text:p text:style-name="P1"/>
      <text:p text:style-name="P1">Una vez creada la base de datos y la tabla deberá crear un procedimiento llamado insertar_alumno con las siguientes características. </text:p>
      <text:p text:style-name="P1">El procedimiento recibe cuatro parámetros de entrada (id, nombre, apellido1, apellido2) y los insertará en la tabla alumno. </text:p>
      <text:p text:style-name="P1">El procedimiento devolverá como salida un parámetro llamado error que tendrá un valor igual a 0 si la operación se ha podido </text:p>
      <text:p text:style-name="P1">realizar con éxito y un valor igual a 1 en caso contrario.</text:p>
      <text:p text:style-name="P1"/>
      <text:p text:style-name="P2">Deberá manejar los errores que puedan ocurrir cuando se intenta insertar una fila que contiene una clave primaria repetida.</text:p>
      <text:p text:style-name="P2"/>
      <text:p text:style-name="P2">create table test(id int, nombre varchar(50) not null, apellido1 varchar(50), apellido2 varchar(50), primary key(id));</text:p>
      <text:p text:style-name="P2"/>
      <text:p text:style-name="P2">create procedure insertar_alumno( in id int, in nombre varchar(50), in apellido1 varchar(50), in apellido2 varchar(50), out error int)</text:p>
      <text:p text:style-name="P2"><text:s text:c="4"/>-&gt; begin</text:p>
      <text:p text:style-name="P2"><text:s text:c="4"/>-&gt; declare exit handler for sqlstate '23000' set error=1;</text:p>
      <text:p text:style-name="P2"><text:s text:c="4"/>-&gt; insert into test values(id, nombre, apellido1, apellido2);</text:p>
      <text:p text:style-name="P2"><text:s text:c="4"/>-&gt; set error=2;</text:p>
      <text:p text:style-name="P2"><text:s text:c="4"/>-&gt; end 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7" meta:word-count="188" meta:character-count="1252" meta:non-whitespace-character-count="1042"/>
  </office:meta>
</office:document-meta>
</file>